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2.501cm" fo:margin-right="0cm" fo:text-indent="0cm" style:auto-text-indent="false"/>
    </style:style>
    <style:style style:name="P2" style:family="paragraph" style:parent-style-name="Text_20_body_20_indent">
      <style:paragraph-properties fo:margin-left="2.501cm" fo:margin-right="0cm" fo:text-indent="0cm" style:auto-text-indent="false"/>
      <style:text-properties fo:font-size="10pt" style:font-size-asian="10pt"/>
    </style:style>
    <style:style style:name="P3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weight-complex="bold"/>
    </style:style>
    <style:style style:name="P8" style:family="paragraph" style:parent-style-name="Standard">
      <style:paragraph-properties fo:margin-top="0.212cm" fo:margin-bottom="0cm" fo:text-align="center" style:justify-single-word="false" style:snap-to-layout-grid="false"/>
    </style:style>
    <style:style style:name="P9" style:family="paragraph" style:parent-style-name="Standard">
      <style:paragraph-properties fo:margin-left="1.251cm" fo:margin-right="0cm" fo:margin-top="0cm" fo:margin-bottom="0.212cm" fo:text-align="justify" style:justify-single-word="false" fo:text-indent="0cm" style:auto-text-indent="false"/>
      <style:text-properties fo:font-size="10pt" style:font-size-asian="10pt"/>
    </style:style>
    <style:style style:name="P10" style:family="paragraph" style:parent-style-name="Standard">
      <style:paragraph-properties fo:margin-left="1.251cm" fo:margin-right="0cm" fo:margin-top="0cm" fo:margin-bottom="0.212cm" fo:text-align="justify" style:justify-single-word="false" fo:text-indent="0cm" style:auto-text-indent="false"/>
    </style:style>
    <style:style style:name="P11" style:family="paragraph" style:parent-style-name="Apartado1">
      <style:paragraph-properties fo:margin-left="1.27cm" fo:margin-right="0cm" fo:margin-top="0.212cm" fo:margin-bottom="0.212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12" style:family="paragraph" style:parent-style-name="Standard" style:list-style-name="WW8Num41">
      <style:paragraph-properties fo:text-align="justify" style:justify-single-word="false"/>
    </style:style>
    <style:style style:name="P13" style:family="paragraph" style:parent-style-name="Standard" style:list-style-name="WW8Num66">
      <style:paragraph-properties fo:margin-top="0.212cm" fo:margin-bottom="0.212cm" fo:text-align="start" style:justify-single-word="false"/>
    </style:style>
    <style:style style:name="P14" style:family="paragraph" style:parent-style-name="Standard" style:list-style-name="WW8Num66">
      <style:paragraph-properties fo:margin-top="0cm" fo:margin-bottom="0.635cm" fo:text-align="justify" style:justify-single-word="false"/>
    </style:style>
    <style:style style:name="P15" style:family="paragraph" style:parent-style-name="Standard" style:list-style-name="WW8Num66">
      <style:paragraph-properties fo:margin-top="0.423cm" fo:margin-bottom="0.212cm" fo:text-align="justify" style:justify-single-word="false"/>
    </style:style>
    <style:style style:name="P16" style:family="paragraph" style:parent-style-name="Text_20_body_20_indent" style:list-style-name="WW8Num66">
      <style:paragraph-properties fo:margin-top="0cm" fo:margin-bottom="0.212cm"/>
    </style:style>
    <style:style style:name="T1" style:family="text">
      <style:text-properties fo:language="en" fo:country="GB"/>
    </style:style>
    <style:style style:name="T2" style:family="text">
      <style:text-properties style:font-name="Wingdings"/>
    </style:style>
    <style:style style:name="T3" style:family="text">
      <style:text-properties style:text-position="super 58%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style="italic" style:font-size-asian="10pt" style:font-style-asian="italic" style:font-style-complex="italic"/>
    </style:style>
    <style:style style:name="fr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jercicios Obligatorios Vectores</text:p>
      <text:list xml:id="list29535422" text:style-name="WW8Num66">
        <text:list-item>
          <text:p text:style-name="P13"><text:span text:style-name="T1">Programa que lee una secuencia de 50 números enteros sobre un vector y obtiene e imprime cuáles son el mayor y el menor, y cuántas veces se repiten ambos. </text:span></text:p>
        </text:list-item>
        <text:list-item>
          <text:p text:style-name="P13"><text:span text:style-name="T1">Dado un número entero de 10 dígitos. Programa que comprueba si el número es capicúa utilizando un vector de 10 componentes. </text:span></text:p>
        </text:list-item>
        <text:list-item>
          <text:p text:style-name="P13"><text:span text:style-name="T1">Programa que carga el vector sqrs con valores introducidos por teclado, calculará los cuadrados de los números y los modificará en la misma posición del vector. Finalmente mostrará por pantalla el vector. </text:span></text:p>
        </text:list-item>
        <text:list-item>
          <text:p text:style-name="P13"><text:span text:style-name="T1">Programa que lee un vector de N elementos y rota sus componentes un lugar hacia su derecha. Teniendo en cuenta que la última componente se ha de desplazar al primer lugar. </text:span></text:p>
        </text:list-item>
        <text:list-item>
          <text:p text:style-name="P16">Programa que lee la temperatura al mediodía de cada día del mes y después informa de la media de temperatura mensual, así como de los días más frío y más caluroso.</text:p>
        </text:list-item>
        <text:list-item>
          <text:p text:style-name="P16">Programa que obtiene e imprime la lista de frecuencias (número de repeticiones) de cada una de las calificaciones introducidas por teclado. Las calificaciones deben ser números enteros entre 0 y 10. El programa termina cuando se introduce un número menor que 0 o mayor que 10.</text:p>
        </text:list-item>
        <text:list-item>
          <text:p text:style-name="P16">Con la misma tabla del ejercicio anterior, programa que obtiene e imprime los siguientes datos estadísticos: media aritmética, moda, mediana y desviación típica.</text:p>
        </text:list-item>
      </text:list>
      <text:p text:style-name="P1"><draw:frame draw:style-name="fr1" draw:name="Objeto37" text:anchor-type="as-char" svg:width="4.066cm" svg:height="1.012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">moda.- Valor de máxima frecuencia (puede haber más de una moda)</text:p>
      <text:p text:style-name="P2">mediana.- Valor que tiene igual número de valores superiores que inferiores.</text:p>
      <text:list xml:id="list32516527" text:continue-numbering="true" text:style-name="WW8Num66">
        <text:list-header>
          <text:p text:style-name="P13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partado1" style:family="paragraph" style:parent-style-name="Standard">
      <style:paragraph-properties fo:margin="100%" fo:margin-left="1.7cm" fo:margin-right="0cm" fo:margin-top="0cm" fo:margin-bottom="0.212cm" fo:text-align="justify" style:justify-single-word="false" fo:text-indent="0cm" style:auto-text-indent="false"/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text-align="justify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style:num-prefix="Tema " style:num-suffix="." style:num-format="1">
        <style:list-level-properties text:list-level-position-and-space-mode="label-alignment">
          <style:list-level-label-alignment text:label-followed-by="listtab" text:list-tab-stop-position="4.128cm" fo:text-indent="-0.7cm" fo:margin-left="2.2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75cm" fo:text-indent="-0.318cm" fo:margin-left="5.0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85cm" fo:text-indent="-0.318cm" fo:margin-left="8.8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55cm" fo:text-indent="-0.635cm" fo:margin-left="10.1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25cm" fo:text-indent="-0.635cm" fo:margin-left="11.4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95cm" fo:text-indent="-0.318cm" fo:margin-left="12.6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</meta:initial-creator>
    <meta:creation-date>2012-02-21T22:33:21</meta:creation-date>
    <dc:date>2013-04-05T12:35:56.35</dc:date>
    <meta:editing-duration>PT1M9S</meta:editing-duration>
    <meta:editing-cycles>2</meta:editing-cycles>
    <meta:generator>LibreOffice/3.5$Windows_x86 LibreOffice_project/165a79a-7059095-e13bb37-fef39a4-9503d18</meta:generator>
    <meta:document-statistic meta:table-count="0" meta:image-count="0" meta:object-count="1" meta:page-count="1" meta:paragraph-count="11" meta:word-count="245" meta:character-count="186" meta:non-whitespace-character-count="1209"/>
  </office:meta>
</office:document-meta>
</file>

<file path=Object 1/content.xml><?xml version="1.0" encoding="utf-8"?>
<math xmlns="http://www.w3.org/1998/Math/MathML">
  <semantics>
    <mrow>
      <mstyle mathsize="12pt">
        <mrow>
          <mrow>
            <mstyle mathvariant="italic">
              <mrow>
                <mtext>media</mtext>
              </mrow>
            </mstyle>
            <mo stretchy="false">=</mo>
            <mfrac>
              <mstyle mathsize="8pt">
                <mrow>
                  <mrow>
                    <mo stretchy="false">∑</mo>
                    <mrow>
                      <mstyle mathvariant="italic">
                        <mrow>
                          <mtext>nota</mtext>
                        </mrow>
                      </mstyle>
                      <mo stretchy="false">∗</mo>
                      <mstyle mathvariant="italic">
                        <mrow>
                          <mtext>frecuencia</mtext>
                        </mrow>
                      </mstyle>
                    </mrow>
                  </mrow>
                </mrow>
              </mstyle>
              <mstyle mathsize="8pt">
                <mrow>
                  <mrow>
                    <mo stretchy="false">∑</mo>
                    <mrow>
                      <mstyle mathvariant="italic">
                        <mrow>
                          <mtext>frecuencia</mtext>
                        </mrow>
                      </mstyle>
                      <mo stretchy="false">(</mo>
                      <mstyle mathvariant="italic">
                        <mrow>
                          <mtext>nota</mtext>
                        </mrow>
                      </mstyle>
                      <mo stretchy="false">)</mo>
                    </mrow>
                  </mrow>
                </mrow>
              </mstyle>
            </mfrac>
          </mrow>
        </mrow>
      </mstyle>
    </mrow>
    <annotation encoding="StarMath 5.0"> size 12{ ital "media"= {  { size 8{ Sum { ital "nota"* ital "frecuencia"} } }  over  { size 8{ Sum { ital "frecuencia" \(  ital "nota" \) } } } } } {}</annotation>
  </semantics>
</math>
</file>